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WWNum1">
      <style:text-properties officeooo:paragraph-rsid="00068e18"/>
    </style:style>
    <style:style style:name="P2" style:family="paragraph" style:parent-style-name="Standard">
      <style:text-properties officeooo:paragraph-rsid="00068e18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68e18"/>
    </style:style>
    <style:style style:name="P4" style:family="paragraph" style:parent-style-name="Standard">
      <style:text-properties fo:font-weight="normal" officeooo:rsid="00068e18" officeooo:paragraph-rsid="00068e18" style:font-weight-asian="normal" style:font-weight-complex="normal"/>
    </style:style>
    <style:style style:name="P5" style:family="paragraph" style:parent-style-name="Standard">
      <style:text-properties fo:font-weight="bold" officeooo:rsid="00068e18" officeooo:paragraph-rsid="00068e18" style:font-weight-asian="bold" style:font-weight-complex="bold"/>
    </style:style>
    <style:style style:name="P6" style:family="paragraph" style:parent-style-name="Table_20_Contents">
      <style:text-properties officeooo:rsid="00068e18" officeooo:paragraph-rsid="00068e18"/>
    </style:style>
    <style:style style:name="P7" style:family="paragraph">
      <loext:graphic-properties draw:fill="solid" draw:fill-color="#40404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officeooo:rsid="00068e18" style:font-weight-asian="normal" style:font-weight-complex="normal"/>
    </style:style>
    <style:style style:name="T5" style:family="text">
      <style:text-properties fo:language="en" fo:country="US" officeooo:rsid="00068e18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40404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Тема:</text:span> <text:span text:style-name="T6">Метрики программного обеспечения: направления применения, метрики сложности, метрики стилистики</text:span></text:p>
      <text:p text:style-name="P2"><text:span text:style-name="T1">Цель задания:</text:span></text:p>
      <text:list text:style-name="WWNum1">
        <text:list-item>
          <text:p text:style-name="P1">Понять назначение метрик ПО и основные направления их применения.</text:p>
        </text:list-item>
        <text:list-item>
          <text:p text:style-name="P1">Освоить расчет базовых метрик сложности (цикломатическая) и стилистики (качества кода).</text:p>
        </text:list-item>
        <text:list-item>
          <text:p text:style-name="P1">Научиться интерпретировать значения метрик для оценки кода.</text:p>
        </text:list-item>
      </text:list>
      <text:p text:style-name="P2"><draw:rect text:anchor-type="as-char" draw:z-index="0" draw:style-name="gr1" draw:text-style-name="P7" svg:width="16.502cm" svg:height="0.027cm"><text:p/></draw:rect></text:p>
      <text:p text:style-name="P2"><text:span text:style-name="T1">Теоретическая часть </text:span></text:p>
      <text:p text:style-name="P4">1) <text:span text:style-name="T1">Метрики ПО: Назначение и Применение:</text:span></text:p>
      <text:p text:style-name="P4">Метрики программного обеспечения — количественные показатели, используемые для оценки различных аспектов программного кода (сложность, качество, стиль)</text:p>
      <text:p text:style-name="P4"/>
      <text:p text:style-name="P4">Оценка сложности (позволяет выявить сложные участки кода, которые трудные для понимания и поддержки)</text:p>
      <text:p text:style-name="P4">Прогнозирование труднозатрат (оценивает время и ресурсы, необходимые для разработки кода)</text:p>
      <text:p text:style-name="P4">Контроль качества (выявляет ошибки и улучшает читаемость кода)</text:p>
      <text:p text:style-name="P4">Улучшение стиля (оценивает соответствие кода стандартам оформления)</text:p>
      <text:p text:style-name="P4"/>
      <text:p text:style-name="P4">Пример — они могут указывать на сложные или плохо оформленные участки, которые требуют доработки</text:p>
      <text:p text:style-name="P4"/>
      <text:p text:style-name="P4">2) <text:span text:style-name="T1">Метрики Сложности:</text:span></text:p>
      <text:p text:style-name="P4">Высокая сложность кода увеличивает вероятность ошибок, затрудняет понимание и поддержку. Измерение сложности помогает выявить проблемные места. </text:p>
      <text:p text:style-name="P4"/>
      <text:p text:style-name="P4">Метрика связности — Измеряет количество зависимостей между классами/модулями.</text:p>
      <text:p text:style-name="P4">Цикломатическая сложность — Количество линейно независимых путей в коде.</text:p>
      <text:p text:style-name="P4"/>
      <text:p text:style-name="P4">3) <text:span text:style-name="T1">Метрики Стилистики (Качества Кода):</text:span></text:p>
      <text:p text:style-name="P4">Они связаны с читаемостью и сопровождаемостью кода. Хороший стиль облегчает понимание кода и снижает вероятность ошибок. </text:p>
      <text:p text:style-name="P4"/>
      <text:p text:style-name="P4">Длина идентификаторов — Слишком короткие имена усложняют понимание кода. Количество комментариев — Оптимальное соотношение комментариев и кода улучшает документированность.</text:p>
      <text:p text:style-name="P3">Длина строки кода — Слишком длинные строки снижают читаемость.</text:p>
      <text:p text:style-name="P3">Соблюдение кодстайла — Отступы, пробелы вокруг операторов и т. д. </text:p>
      <text:p text:style-name="P3"/>
      <text:p text:style-name="P3">Пример — Короткие имена считаются плохой практикой, так как не отражают их назначение, что затрудняет понимание кода.</text:p>
      <text:p text:style-name="P4"/>
      <text:p text:style-name="P2"><text:span text:style-name="T1">Практическая часть (Анализ кода)</text:span></text:p>
      <text:p text:style-name="P4"><text:span text:style-name="T1">Дан код на Python: файл </text:span><text:span text:style-name="T3">test</text:span><text:span text:style-name="T1">4.</text:span><text:span text:style-name="T3">py</text:span></text:p>
      <text:p text:style-name="P4"><text:span text:style-name="T3"/></text:p>
      <text:p text:style-name="P4"><text:span text:style-name="T2">1) </text:span><text:span text:style-name="T3">Метрики Стилистики:</text:span></text:p>
      <text:p text:style-name="P4"><text:span text:style-name="T2">Идентификаторы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Идентификатор</text:p>
          </table:table-cell>
          <table:table-cell table:style-name="Таблица1.A1" office:value-type="string">
            <text:p text:style-name="P6">Понятность</text:p>
          </table:table-cell>
          <table:table-cell table:style-name="Таблица1.C1" office:value-type="string">
            <text:p text:style-name="P6">Длинна</text:p>
          </table:table-cell>
        </table:table-row>
        <table:table-row>
          <table:table-cell table:style-name="Таблица1.A2" office:value-type="string">
            <text:p text:style-name="P6">calc</text:p>
          </table:table-cell>
          <table:table-cell table:style-name="Таблица1.A2" office:value-type="string">
            <text:p text:style-name="P6">3</text:p>
          </table:table-cell>
          <table:table-cell table:style-name="Таблица1.C2" office:value-type="string">
            <text:p text:style-name="P6">4</text:p>
          </table:table-cell>
        </table:table-row>
        <text:soft-page-break/>
        <table:table-row>
          <table:table-cell table:style-name="Таблица1.A2" office:value-type="string">
            <text:p text:style-name="P6">a</text:p>
          </table:table-cell>
          <table:table-cell table:style-name="Таблица1.A2" office:value-type="string">
            <text:p text:style-name="P6">1</text:p>
          </table:table-cell>
          <table:table-cell table:style-name="Таблица1.C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b</text:p>
          </table:table-cell>
          <table:table-cell table:style-name="Таблица1.A2" office:value-type="string">
            <text:p text:style-name="P6">1</text:p>
          </table:table-cell>
          <table:table-cell table:style-name="Таблица1.C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op</text:p>
          </table:table-cell>
          <table:table-cell table:style-name="Таблица1.A2" office:value-type="string">
            <text:p text:style-name="P6">3</text:p>
          </table:table-cell>
          <table:table-cell table:style-name="Таблица1.C2" office:value-type="string">
            <text:p text:style-name="P6">2</text:p>
          </table:table-cell>
        </table:table-row>
        <table:table-row>
          <table:table-cell table:style-name="Таблица1.A2" office:value-type="string">
            <text:p text:style-name="P6">r</text:p>
          </table:table-cell>
          <table:table-cell table:style-name="Таблица1.A2" office:value-type="string">
            <text:p text:style-name="P6">2</text:p>
          </table:table-cell>
          <table:table-cell table:style-name="Таблица1.C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find_max</text:p>
          </table:table-cell>
          <table:table-cell table:style-name="Таблица1.A2" office:value-type="string">
            <text:p text:style-name="P6">5</text:p>
          </table:table-cell>
          <table:table-cell table:style-name="Таблица1.C2" office:value-type="string">
            <text:p text:style-name="P6">7</text:p>
          </table:table-cell>
        </table:table-row>
        <table:table-row>
          <table:table-cell table:style-name="Таблица1.A2" office:value-type="string">
            <text:p text:style-name="P6">arr</text:p>
          </table:table-cell>
          <table:table-cell table:style-name="Таблица1.A2" office:value-type="string">
            <text:p text:style-name="P6">4</text:p>
          </table:table-cell>
          <table:table-cell table:style-name="Таблица1.C2" office:value-type="string">
            <text:p text:style-name="P6">3</text:p>
          </table:table-cell>
        </table:table-row>
        <table:table-row>
          <table:table-cell table:style-name="Таблица1.A2" office:value-type="string">
            <text:p text:style-name="P6">m</text:p>
          </table:table-cell>
          <table:table-cell table:style-name="Таблица1.A2" office:value-type="string">
            <text:p text:style-name="P6">2</text:p>
          </table:table-cell>
          <table:table-cell table:style-name="Таблица1.C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x</text:p>
          </table:table-cell>
          <table:table-cell table:style-name="Таблица1.A2" office:value-type="string">
            <text:p text:style-name="P6">2</text:p>
          </table:table-cell>
          <table:table-cell table:style-name="Таблица1.C2" office:value-type="string">
            <text:p text:style-name="P6">1</text:p>
          </table:table-cell>
        </table:table-row>
      </table:table>
      <text:p text:style-name="P4"><text:span text:style-name="T2"/></text:p>
      <text:p text:style-name="P4"><text:span text:style-name="T2">Комментарии</text:span></text:p>
      <text:p text:style-name="P4"><text:span text:style-name="T2">Процент строк с комментариями – 6,67%</text:span></text:p>
      <text:p text:style-name="P4"><text:span text:style-name="T2">Оценка достаточности комментариев – 5</text:span></text:p>
      <text:p text:style-name="P4"><text:span text:style-name="T2"/></text:p>
      <text:p text:style-name="P4"><text:span text:style-name="T2">Структура</text:span></text:p>
      <text:p text:style-name="P4"><text:span text:style-name="T2">Средняя длина строки кода – Примерно 20-30 символов (без учета пробелов). </text:span></text:p>
      <text:p text:style-name="P4"><text:span text:style-name="T2">Соблюдение PEP 8 – Короткие имена переменных (a, b, r).</text:span></text:p>
      <text:p text:style-name="P4"><text:span text:style-name="T2"/></text:p>
      <text:p text:style-name="P4"><text:span text:style-name="T2">2) </text:span><text:span text:style-name="T3">Анализ и Рекомендации:</text:span></text:p>
      <text:p text:style-name="P4"><text:span text:style-name="T2">Сильные стороны – Функция find_max имеет понятное название и выполняет одну четкую задачу. Код компактен и не содержит избыточных конструкций. </text:span></text:p>
      <text:p text:style-name="P4"><text:span text:style-name="T2">Слабые стороны – Недостаточная понятность идентификаторов (например, a, b, r).</text:span></text:p>
      <text:p text:style-name="P4"><text:span text:style-name="T2"/></text:p>
      <text:p text:style-name="P2"><text:span text:style-name="T4">Улучшения – </text:span><text:span text:style-name="T2">Переименовать a и b в num1 и num2 в функции calc </text:span><text:span text:style-name="T5">и п</text:span><text:span text:style-name="T2">ереименовать r в result.</text:span></text:p>
      <text:p text:style-name="P2"><text:span text:style-name="T2"/></text:p>
      <text:p text:style-name="P5"><text:span text:style-name="T2">Заключение</text:span></text:p>
      <text:p text:style-name="P4"><text:span text:style-name="T2">Метрики помогают объективно оценить код, выявить слабые места (например, плохие идентификаторы или недостаток комментариев) и предложить конкретные улучшения. Их использование способствует повышению качества, читаемости и сопровождаемости код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9:59:07.509242954</meta:creation-date>
    <dc:date>2025-06-04T10:37:41.694563590</dc:date>
    <meta:editing-duration>PT38M34S</meta:editing-duration>
    <meta:editing-cycles>1</meta:editing-cycles>
    <meta:document-statistic meta:table-count="1" meta:image-count="0" meta:object-count="0" meta:page-count="2" meta:paragraph-count="70" meta:word-count="371" meta:character-count="2826" meta:non-whitespace-character-count="2505"/>
    <meta:generator>LibreOffice/7.6.4.1$Linux_X86_64 LibreOffice_project/60$Build-1</meta:generator>
  </office:meta>
</office:document-meta>
</file>